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38cm" fo:min-width="1.486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19cm" svg:height="0.38cm" svg:x="11.89cm" svg:y="15.607cm">
            <draw:text-box>
              <text:p text:style-name="P1"><text:span text:style-name="T1">C</text:span></text:p>
            </draw:text-box>
          </draw:frame>
          <draw:frame draw:style-name="gr1" draw:text-style-name="P2" draw:layer="layout" svg:width="0.272cm" svg:height="0.38cm" svg:x="11.911cm" svg:y="14.066cm">
            <draw:text-box>
              <text:p text:style-name="P1"><text:span text:style-name="T1">B</text:span></text:p>
            </draw:text-box>
          </draw:frame>
          <draw:frame draw:style-name="gr1" draw:text-style-name="P2" draw:layer="layout" svg:width="0.272cm" svg:height="0.38cm" svg:x="9.539cm" svg:y="13.843cm">
            <draw:text-box>
              <text:p text:style-name="P1"><text:span text:style-name="T1">A</text:span></text:p>
            </draw:text-box>
          </draw:frame>
          <draw:frame draw:style-name="gr1" draw:text-style-name="P2" draw:layer="layout" svg:width="0.228cm" svg:height="0.38cm" svg:x="9.188cm" svg:y="15.186cm">
            <draw:text-box>
              <text:p text:style-name="P1"><text:span text:style-name="T1">D</text:span></text:p>
            </draw:text-box>
          </draw:frame>
          <draw:polygon draw:style-name="gr2" draw:text-style-name="P3" draw:layer="layout" svg:width="2.394cm" svg:height="1.4cm" svg:x="9.454cm" svg:y="14.182cm" svg:viewBox="0 0 2395 1401" draw:points="0,1000 399,0 2395,199 2395,1401">
            <text:p/>
          </draw:polygon>
          <draw:frame draw:style-name="gr3" draw:text-style-name="P4" draw:layer="layout" svg:width="1.486cm" svg:height="0.38cm" svg:x="9.939cm" svg:y="15.695cm">
            <draw:text-box>
              <text:p text:style-name="P1"><text:span text:style-name="T2">Figure 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2:56:14.186334262</meta:creation-date>
    <dc:date>2018-03-08T12:57:34.088544841</dc:date>
    <meta:editing-duration>PT1M20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